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8E000004B363E739F197BBFE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5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5cm" fo:min-width="0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1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cm" svg:height="1cm" svg:x="7.4cm" svg:y="2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cm" svg:height="1cm" svg:x="7.4cm" svg:y="8.75cm">
            <text:p text:style-name="P1">g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cm" svg:height="1cm" svg:x="7.4cm" svg:y="14.85cm">
            <text:p text:style-name="P1">d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5.75cm" svg:x="6.15cm" svg:y="3.25cm">
            <text:p text:style-name="P1">f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5.75cm" svg:x="13.65cm" svg:y="3.25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5.75cm" svg:x="6.15cm" svg:y="9.5cm">
            <text:p text:style-name="P1">e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5.75cm" svg:x="13.65cm" svg:y="9.5cm"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75cm" svg:height="1.5cm" svg:x="15.4cm" svg:y="15.5cm">
            <text:p text:style-name="P1">dp</text:p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205cm" svg:height="0.962cm" svg:x="9.65cm" svg:y="1.038cm">
            <draw:text-box>
              <text:p>13</text:p>
            </draw:text-box>
          </draw:frame>
          <draw:frame draw:style-name="gr5" draw:text-style-name="P2" draw:layer="layout" svg:width="1.5cm" svg:height="1cm" svg:x="15.4cm" svg:y="5.5cm">
            <draw:text-box>
              <text:p>14</text:p>
            </draw:text-box>
          </draw:frame>
          <draw:frame draw:style-name="gr6" draw:text-style-name="P2" draw:layer="layout" svg:width="1.25cm" svg:height="1.25cm" svg:x="15.541cm" svg:y="12.1cm">
            <draw:text-box>
              <text:p>16</text:p>
            </draw:text-box>
          </draw:frame>
          <draw:frame draw:style-name="gr6" draw:text-style-name="P2" draw:layer="layout" svg:width="1.5cm" svg:height="1.25cm" svg:x="9.4cm" svg:y="16.5cm">
            <draw:text-box>
              <text:p>17</text:p>
            </draw:text-box>
          </draw:frame>
          <draw:frame draw:style-name="gr5" draw:text-style-name="P2" draw:layer="layout" svg:width="1.75cm" svg:height="1cm" svg:x="3.25cm" svg:y="12cm">
            <draw:text-box>
              <text:p>20</text:p>
            </draw:text-box>
          </draw:frame>
          <draw:frame draw:style-name="gr7" draw:text-style-name="P2" draw:layer="layout" svg:width="1.5cm" svg:height="1.75cm" svg:x="3.25cm" svg:y="5.5cm">
            <draw:text-box>
              <text:p>21</text:p>
            </draw:text-box>
          </draw:frame>
          <draw:frame draw:style-name="gr5" draw:text-style-name="P2" draw:layer="layout" svg:width="1.5cm" svg:height="1cm" svg:x="9.65cm" svg:y="7.5cm">
            <draw:text-box>
              <text:p>23</text:p>
            </draw:text-box>
          </draw:frame>
        </draw:g>
        <draw:frame draw:style-name="gr8" draw:text-style-name="P1" draw:layer="layout" svg:width="14.206cm" svg:height="10.184cm" svg:x="3.25cm" svg:y="17.75cm">
          <draw:image xlink:href="Pictures/100000000000068E000004B363E739F197BBFEE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6T08:28:52.804390652</meta:creation-date>
    <dc:date>2022-02-06T08:37:51.773499874</dc:date>
    <meta:editing-duration>PT9M</meta:editing-duration>
    <meta:editing-cycles>1</meta:editing-cycles>
    <meta:document-statistic meta:object-count="17"/>
    <meta:generator>LibreOffice/7.2.5.2$Linux_X86_64 LibreOffice_project/20$Build-2</meta:generator>
  </office:meta>
</office:document-meta>
</file>